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6049" officeooo:paragraph-rsid="001d6049"/>
    </style:style>
    <style:style style:name="P2" style:family="paragraph" style:parent-style-name="Standard" style:list-style-name="L1">
      <style:text-properties officeooo:rsid="001d6049" officeooo:paragraph-rsid="001d6049"/>
    </style:style>
    <style:style style:name="P3" style:family="paragraph" style:parent-style-name="Standard" style:list-style-name="L2">
      <style:text-properties officeooo:rsid="001d6049" officeooo:paragraph-rsid="001d6049"/>
    </style:style>
    <style:style style:name="P4" style:family="paragraph" style:parent-style-name="Standard" style:list-style-name="L4">
      <style:text-properties officeooo:rsid="001d6049" officeooo:paragraph-rsid="001d6049"/>
    </style:style>
    <style:style style:name="P5" style:family="paragraph" style:parent-style-name="Standard" style:list-style-name="L7">
      <style:text-properties officeooo:rsid="001d6049" officeooo:paragraph-rsid="001d6049"/>
    </style:style>
    <style:style style:name="P6" style:family="paragraph" style:parent-style-name="Standard">
      <style:text-properties fo:font-size="15pt" fo:font-weight="bold" officeooo:rsid="001d6049" officeooo:paragraph-rsid="001d6049" style:font-size-asian="15pt" style:font-weight-asian="bold" style:font-size-complex="15pt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d6049" officeooo:paragraph-rsid="001d6049" style:font-weight-asian="bold" style:font-weight-complex="bold"/>
    </style:style>
    <style:style style:name="P8" style:family="paragraph" style:parent-style-name="Standard" style:list-style-name="L1">
      <style:text-properties fo:font-weight="bold" officeooo:rsid="001d6049" officeooo:paragraph-rsid="001d6049" style:font-weight-asian="bold" style:font-weight-complex="bold"/>
    </style:style>
    <style:style style:name="P9" style:family="paragraph" style:parent-style-name="Standard" style:list-style-name="L7">
      <style:text-properties officeooo:rsid="001d7be0" officeooo:paragraph-rsid="001d7be0"/>
    </style:style>
    <style:style style:name="P10" style:family="paragraph" style:parent-style-name="Standard" style:list-style-name="L3">
      <style:paragraph-properties fo:margin-left="0.9846in" fo:margin-right="0in" fo:text-indent="-0.25in" style:auto-text-indent="false"/>
      <style:text-properties officeooo:rsid="001d6049" officeooo:paragraph-rsid="001d6049"/>
    </style:style>
    <style:style style:name="P11" style:family="paragraph" style:parent-style-name="Standard" style:list-style-name="L5">
      <style:paragraph-properties fo:margin-left="0.9846in" fo:margin-right="0in" fo:text-indent="-0.25in" style:auto-text-indent="false"/>
      <style:text-properties officeooo:rsid="001d6049" officeooo:paragraph-rsid="001d6049"/>
    </style:style>
    <style:style style:name="P12" style:family="paragraph" style:parent-style-name="Standard" style:list-style-name="L6">
      <style:paragraph-properties fo:margin-left="0.9846in" fo:margin-right="0in" fo:text-indent="-0.25in" style:auto-text-indent="false"/>
      <style:text-properties officeooo:rsid="001d6049" officeooo:paragraph-rsid="001d6049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6">Aplikasi Sistem Informasi Kecantikan </text:p>
      <text:p text:style-name="P1"/>
      <text:p text:style-name="P1">Sistem Informasi ini digunakan untuk penyediaan informasi kesehatan pasien / client / costumer dalam pengelolaan klinik kecantikan. <text:s/>Dengan Struktur Sebagai Berikut : </text:p>
      <text:p text:style-name="P1"/>
      <text:list xml:id="list8508971787349729395" text:style-name="L1">
        <text:list-item>
          <text:p text:style-name="P8">Pasien</text:p>
        </text:list-item>
      </text:list>
      <text:list xml:id="list5264999024391801987" text:style-name="L2">
        <text:list-item>
          <text:p text:style-name="P3">Input Data Pasien Baru </text:p>
        </text:list-item>
        <text:list-item>
          <text:p text:style-name="P3">Check Up Pasien <text:s/>dengan <text:s/>Foto <text:s/></text:p>
        </text:list-item>
        <text:list-item>
          <text:p text:style-name="P3">Data Pasien </text:p>
        </text:list-item>
        <text:list-item>
          <text:p text:style-name="P3">Reminder Birhday Even </text:p>
        </text:list-item>
      </text:list>
      <text:list xml:id="list174945708242141" text:continue-list="list8508971787349729395" text:style-name="L1">
        <text:list-item>
          <text:p text:style-name="P2"><text:span text:style-name="T1">Obat</text:span> </text:p>
        </text:list-item>
      </text:list>
      <text:list xml:id="list6498882643743818319" text:style-name="L3">
        <text:list-item>
          <text:p text:style-name="P10">Input Data Obat </text:p>
        </text:list-item>
        <text:list-item>
          <text:p text:style-name="P10">Stok Obat </text:p>
        </text:list-item>
        <text:list-item>
          <text:p text:style-name="P10">Data Obat</text:p>
        </text:list-item>
      </text:list>
      <text:list xml:id="list174945750395115" text:continue-list="list174945708242141" text:style-name="L1">
        <text:list-item>
          <text:p text:style-name="P2"><text:span text:style-name="T1">Pegawai</text:span> </text:p>
        </text:list-item>
      </text:list>
      <text:list xml:id="list354667907400162515" text:style-name="L4">
        <text:list-item>
          <text:p text:style-name="P4">Input Data Pegawai Baru </text:p>
        </text:list-item>
        <text:list-item>
          <text:p text:style-name="P4">Data Pegawai Baru </text:p>
        </text:list-item>
      </text:list>
      <text:list xml:id="list174946588212269" text:continue-list="list174945750395115" text:style-name="L1">
        <text:list-item>
          <text:p text:style-name="P2"><text:span text:style-name="T1">Layanan</text:span> </text:p>
        </text:list-item>
      </text:list>
      <text:list xml:id="list484100261213115722" text:style-name="L6">
        <text:list-item>
          <text:p text:style-name="P12">Input Layanan / Threatment </text:p>
        </text:list-item>
        <text:list-item>
          <text:p text:style-name="P12">Data Layanan / Threatment</text:p>
        </text:list-item>
      </text:list>
      <text:list xml:id="list174947435481226" text:continue-list="list174946588212269" text:style-name="L1">
        <text:list-item>
          <text:p text:style-name="P2"><text:span text:style-name="T1">Pembayaran</text:span> </text:p>
        </text:list-item>
      </text:list>
      <text:list xml:id="list1392329327182994769" text:style-name="L5">
        <text:list-item>
          <text:p text:style-name="P11">Input Data Pembayaran / Nota </text:p>
        </text:list-item>
        <text:list-item>
          <text:p text:style-name="P11">Laporan Keuangan</text:p>
        </text:list-item>
      </text:list>
      <text:p text:style-name="P1"/>
      <text:p text:style-name="P7">Fasilitas Program :</text:p>
      <text:p text:style-name="P1"/>
      <text:p text:style-name="P1">Selain yang telah disebutkan diatas aplikasi ini memiliki feature tambahan, yaitu : </text:p>
      <text:p text:style-name="P1"/>
      <text:list xml:id="list5302592957058307444" text:style-name="L7">
        <text:list-item>
          <text:p text:style-name="P5">Aplikasi ini memilik fiture level login akses yang dibagi menjadi dua level. Level admin dan level user. Pada Level user atau operator </text:p>
        </text:list-item>
        <text:list-item>
          <text:p text:style-name="P5">Aplikasi berjalan pada segala macam komputer web base aplikasi. </text:p>
        </text:list-item>
        <text:list-item>
          <text:p text:style-name="P5">Aplikasi Dapat dijalan dalam jaringan komputer. Sehingga memungkinkan untuk dilakukan oleh muti user akses. </text:p>
        </text:list-item>
        <text:list-item>
          <text:p text:style-name="P5">Aplikasi mengunakan Databse SQL </text:p>
        </text:list-item>
        <text:list-item>
          <text:p text:style-name="P9">Dapat disesuikan dengan kebutuhan pengguna aplikasi. </text:p>
        </text:list-item>
      </text:list>
      <text:p text:style-name="P1"/>
      <text:p text:style-name="P1"/>
      <text:p text:style-name="P1"/>
      <text:p text:style-name="P7">Harga : </text:p>
      <text:p text:style-name="P1">Rp. 7.000.000, - </text:p>
      <text:p text:style-name="P1"/>
      <text:p text:style-name="P7">Waktu Pengerjaan : </text:p>
      <text:p text:style-name="P1">2 Bulan </text:p>
      <text:p text:style-name="P1"/>
      <text:p text:style-name="P7">Masa Garansi : </text:p>
      <text:p text:style-name="P1">1 Tahun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D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D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7:15:01.583553000</meta:creation-date>
    <dc:date>2014-01-23T17:49:45.390385000</dc:date>
    <meta:editing-duration>PT40S</meta:editing-duration>
    <meta:editing-cycles>1</meta:editing-cycles>
    <meta:document-statistic meta:table-count="0" meta:image-count="0" meta:object-count="0" meta:page-count="1" meta:paragraph-count="33" meta:word-count="182" meta:character-count="1107" meta:non-whitespace-character-count="949"/>
    <meta:generator>LibreOffice/4.1.4.2$MacOSX_x86 LibreOffice_project/0a0440ccc0227ad9829de5f46be37cfb6edcf72</meta:generator>
  </office:meta>
</office:document-meta>
</file>